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68cm"/>
    </style:style>
    <style:style style:name="co2" style:family="table-column">
      <style:table-column-properties fo:break-before="auto" style:column-width="7.056cm"/>
    </style:style>
    <style:style style:name="co3" style:family="table-column">
      <style:table-column-properties fo:break-before="auto" style:column-width="6.31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30"/>
    <style:style style:name="ce8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4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6" table:number-columns-repeated="3"/>
          <table:table-cell table:style-name="ce8"/>
          <table:table-cell table:style-name="ce6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connectLostSiblings()</text:p>
          </table:table-cell>
          <table:table-cell table:number-columns-repeated="2"/>
          <table:table-cell office:value-type="date" office:date-value="2016-03-18" calcext:value-type="date">
            <text:p>16年3月18日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connectLostChildren()</text:p>
          </table:table-cell>
          <table:table-cell table:number-columns-repeated="2"/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signing, requirement not clear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10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8" calcext:value-type="date">
            <text:p>16年3月28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IAMClus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1" calcext:value-type="date">
            <text:p>16年3月3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dir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2" calcext:value-type="date">
            <text:p>16年4月2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lushServer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 table:number-columns-spanned="1" table:number-rows-spanned="8">
            <text:p>ProtocolStream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addDefaultComman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00／00／00</text:date>, <text:time style:data-style-name="N2" text:time-value="09:25:55.973194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9M50S</meta:editing-duration>
    <meta:editing-cycles>29</meta:editing-cycles>
    <meta:generator>LibreOffice/4.2.8.2$Linux_X86_64 LibreOffice_project/420m0$Build-2</meta:generator>
    <dc:date>2016-03-11T11:31:10.520616965</dc:date>
    <meta:document-statistic meta:table-count="3" meta:cell-count="141" meta:object-count="0"/>
    <meta:user-defined meta:name="Info 1"/>
    <meta:user-defined meta:name="Info 2"/>
    <meta:user-defined meta:name="Info 3"/>
    <meta:user-defined meta:name="Info 4"/>
  </office:meta>
</office:document-meta>
</file>